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0" number:language="en" number:country="US">
      <number:number number:min-integer-digits="1"/>
    </number:number-style>
    <style:style style:name="ce1" style:family="table-cell" style:parent-style-name="Default" style:data-style-name="N5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78027.3711999999" calcext:value-type="float">
            <text:p>78027,3711999999</text:p>
          </table:table-cell>
          <table:table-cell office:value-type="float" office:value="240239.702500001" calcext:value-type="float">
            <text:p>240239,702500001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1906.8324999996" calcext:value-type="float">
            <text:p>81906,8324999996</text:p>
          </table:table-cell>
          <table:table-cell office:value-type="float" office:value="239776.627499999" calcext:value-type="float">
            <text:p>239776,627499999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1840.6327" calcext:value-type="float">
            <text:p>81840,6327</text:p>
          </table:table-cell>
          <table:table-cell office:value-type="float" office:value="239763.3136" calcext:value-type="float">
            <text:p>239763,3136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82764.4121000003" calcext:value-type="float">
            <text:p>82764,4121000003</text:p>
          </table:table-cell>
          <table:table-cell office:value-type="float" office:value="239590.996099999" calcext:value-type="float">
            <text:p>239590,996099999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583.4576000003" calcext:value-type="float">
            <text:p>82583,4576000003</text:p>
          </table:table-cell>
          <table:table-cell office:value-type="float" office:value="239529.837099999" calcext:value-type="float">
            <text:p>239529,837099999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2578.5579000004" calcext:value-type="float">
            <text:p>82578,5579000004</text:p>
          </table:table-cell>
          <table:table-cell office:value-type="float" office:value="239501.086200001" calcext:value-type="float">
            <text:p>239501,086200001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80537.1831" calcext:value-type="float">
            <text:p>80537,1831</text:p>
          </table:table-cell>
          <table:table-cell office:value-type="float" office:value="239217.3509" calcext:value-type="float">
            <text:p>239217,3509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319.8348000003" calcext:value-type="float">
            <text:p>80319,8348000003</text:p>
          </table:table-cell>
          <table:table-cell office:value-type="float" office:value="239190.5307" calcext:value-type="float">
            <text:p>239190,5307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0242.8513000002" calcext:value-type="float">
            <text:p>80242,8513000002</text:p>
          </table:table-cell>
          <table:table-cell office:value-type="float" office:value="239003.210999999" calcext:value-type="float">
            <text:p>239003,210999999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705.7038000003" calcext:value-type="float">
            <text:p>82705,7038000003</text:p>
          </table:table-cell>
          <table:table-cell office:value-type="float" office:value="239009.126499999" calcext:value-type="float">
            <text:p>239009,126499999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0225.7300000004" calcext:value-type="float">
            <text:p>80225,7300000004</text:p>
          </table:table-cell>
          <table:table-cell office:value-type="float" office:value="238995.7119" calcext:value-type="float">
            <text:p>238995,7119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0257.8644000003" calcext:value-type="float">
            <text:p>80257,8644000003</text:p>
          </table:table-cell>
          <table:table-cell office:value-type="float" office:value="238968.8519" calcext:value-type="float">
            <text:p>238968,8519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0240.8602" calcext:value-type="float">
            <text:p>80240,8602</text:p>
          </table:table-cell>
          <table:table-cell office:value-type="float" office:value="238961.417400001" calcext:value-type="float">
            <text:p>238961,417400001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636.3614999997" calcext:value-type="float">
            <text:p>81636,3614999997</text:p>
          </table:table-cell>
          <table:table-cell office:value-type="float" office:value="238883.886" calcext:value-type="float">
            <text:p>238883,886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878.4483000003" calcext:value-type="float">
            <text:p>81878,4483000003</text:p>
          </table:table-cell>
          <table:table-cell office:value-type="float" office:value="238835.2586" calcext:value-type="float">
            <text:p>238835,2586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81849.6299000001" calcext:value-type="float">
            <text:p>81849,6299000001</text:p>
          </table:table-cell>
          <table:table-cell office:value-type="float" office:value="238833.0035" calcext:value-type="float">
            <text:p>238833,0035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8998.5367000001" calcext:value-type="float">
            <text:p>78998,5367000001</text:p>
          </table:table-cell>
          <table:table-cell office:value-type="float" office:value="238742.943399999" calcext:value-type="float">
            <text:p>238742,943399999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0293.7553000003" calcext:value-type="float">
            <text:p>80293,7553000003</text:p>
          </table:table-cell>
          <table:table-cell office:value-type="float" office:value="238694.272399999" calcext:value-type="float">
            <text:p>238694,272399999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682.0160999997" calcext:value-type="float">
            <text:p>80682,0160999997</text:p>
          </table:table-cell>
          <table:table-cell office:value-type="float" office:value="238149.081700001" calcext:value-type="float">
            <text:p>238149,081700001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0745.3442000002" calcext:value-type="float">
            <text:p>80745,3442000002</text:p>
          </table:table-cell>
          <table:table-cell office:value-type="float" office:value="238035.4405" calcext:value-type="float">
            <text:p>238035,4405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3495.5307999998" calcext:value-type="float">
            <text:p>83495,5307999998</text:p>
          </table:table-cell>
          <table:table-cell office:value-type="float" office:value="237962.411699999" calcext:value-type="float">
            <text:p>237962,411699999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3478.3086999999" calcext:value-type="float">
            <text:p>83478,3086999999</text:p>
          </table:table-cell>
          <table:table-cell office:value-type="float" office:value="237957.295299999" calcext:value-type="float">
            <text:p>237957,295299999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3419.5558000002" calcext:value-type="float">
            <text:p>83419,5558000002</text:p>
          </table:table-cell>
          <table:table-cell office:value-type="float" office:value="237901.607799999" calcext:value-type="float">
            <text:p>237901,607799999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756.6310999999" calcext:value-type="float">
            <text:p>82756,6310999999</text:p>
          </table:table-cell>
          <table:table-cell office:value-type="float" office:value="237913.4263" calcext:value-type="float">
            <text:p>237913,4263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82799.5312999999" calcext:value-type="float">
            <text:p>82799,5312999999</text:p>
          </table:table-cell>
          <table:table-cell office:value-type="float" office:value="237894.407600001" calcext:value-type="float">
            <text:p>237894,407600001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425.5883999998" calcext:value-type="float">
            <text:p>82425,5883999998</text:p>
          </table:table-cell>
          <table:table-cell office:value-type="float" office:value="237889.7476" calcext:value-type="float">
            <text:p>237889,7476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82856.7561999997" calcext:value-type="float">
            <text:p>82856,7561999997</text:p>
          </table:table-cell>
          <table:table-cell office:value-type="float" office:value="237858.323999999" calcext:value-type="float">
            <text:p>237858,323999999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732.1375000002" calcext:value-type="float">
            <text:p>81732,1375000002</text:p>
          </table:table-cell>
          <table:table-cell office:value-type="float" office:value="237836.65" calcext:value-type="float">
            <text:p>237836,65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2685.3518000003" calcext:value-type="float">
            <text:p>82685,3518000003</text:p>
          </table:table-cell>
          <table:table-cell office:value-type="float" office:value="237831.531500001" calcext:value-type="float">
            <text:p>237831,531500001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87.6913000001" calcext:value-type="float">
            <text:p>82687,6913000001</text:p>
          </table:table-cell>
          <table:table-cell office:value-type="float" office:value="237786.850099999" calcext:value-type="float">
            <text:p>237786,850099999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635.9726999998" calcext:value-type="float">
            <text:p>82635,9726999998</text:p>
          </table:table-cell>
          <table:table-cell office:value-type="float" office:value="237771.8193" calcext:value-type="float">
            <text:p>237771,8193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2609.2659" calcext:value-type="float">
            <text:p>82609,2659</text:p>
          </table:table-cell>
          <table:table-cell office:value-type="float" office:value="237773.946900001" calcext:value-type="float">
            <text:p>237773,946900001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2609.9533000002" calcext:value-type="float">
            <text:p>82609,9533000002</text:p>
          </table:table-cell>
          <table:table-cell office:value-type="float" office:value="237750.4849" calcext:value-type="float">
            <text:p>237750,4849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97.7282999996" calcext:value-type="float">
            <text:p>82797,7282999996</text:p>
          </table:table-cell>
          <table:table-cell office:value-type="float" office:value="237743.0381" calcext:value-type="float">
            <text:p>237743,0381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80.7380999997" calcext:value-type="float">
            <text:p>82780,7380999997</text:p>
          </table:table-cell>
          <table:table-cell office:value-type="float" office:value="237742.649599999" calcext:value-type="float">
            <text:p>237742,649599999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63.7122999998" calcext:value-type="float">
            <text:p>82763,7122999998</text:p>
          </table:table-cell>
          <table:table-cell office:value-type="float" office:value="237742.2585" calcext:value-type="float">
            <text:p>237742,2585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46.6865999997" calcext:value-type="float">
            <text:p>82746,6865999997</text:p>
          </table:table-cell>
          <table:table-cell office:value-type="float" office:value="237741.8675" calcext:value-type="float">
            <text:p>237741,8675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29.4354999997" calcext:value-type="float">
            <text:p>82729,4354999997</text:p>
          </table:table-cell>
          <table:table-cell office:value-type="float" office:value="237741.473999999" calcext:value-type="float">
            <text:p>237741,473999999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167.3393999999" calcext:value-type="float">
            <text:p>82167,3393999999</text:p>
          </table:table-cell>
          <table:table-cell office:value-type="float" office:value="237744.073100001" calcext:value-type="float">
            <text:p>237744,073100001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986.4785000002" calcext:value-type="float">
            <text:p>80986,4785000002</text:p>
          </table:table-cell>
          <table:table-cell office:value-type="float" office:value="237728.888599999" calcext:value-type="float">
            <text:p>237728,888599999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590.9408" calcext:value-type="float">
            <text:p>82590,9408</text:p>
          </table:table-cell>
          <table:table-cell office:value-type="float" office:value="237726.501399999" calcext:value-type="float">
            <text:p>237726,501399999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636.4765999997" calcext:value-type="float">
            <text:p>82636,4765999997</text:p>
          </table:table-cell>
          <table:table-cell office:value-type="float" office:value="237735.0078" calcext:value-type="float">
            <text:p>237735,0078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815.1983000003" calcext:value-type="float">
            <text:p>82815,1983000003</text:p>
          </table:table-cell>
          <table:table-cell office:value-type="float" office:value="237732.843599999" calcext:value-type="float">
            <text:p>237732,843599999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816.1988000004" calcext:value-type="float">
            <text:p>82816,1988000004</text:p>
          </table:table-cell>
          <table:table-cell office:value-type="float" office:value="237703.094699999" calcext:value-type="float">
            <text:p>237703,094699999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99.1908" calcext:value-type="float">
            <text:p>82799,1908</text:p>
          </table:table-cell>
          <table:table-cell office:value-type="float" office:value="237702.427100001" calcext:value-type="float">
            <text:p>237702,427100001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82.1224999996" calcext:value-type="float">
            <text:p>82782,1224999996</text:p>
          </table:table-cell>
          <table:table-cell office:value-type="float" office:value="237701.748299999" calcext:value-type="float">
            <text:p>237701,748299999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65.1024000002" calcext:value-type="float">
            <text:p>82765,1024000002</text:p>
          </table:table-cell>
          <table:table-cell office:value-type="float" office:value="237701.0732" calcext:value-type="float">
            <text:p>237701,0732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48.0822999999" calcext:value-type="float">
            <text:p>82748,0822999999</text:p>
          </table:table-cell>
          <table:table-cell office:value-type="float" office:value="237700.3982" calcext:value-type="float">
            <text:p>237700,3982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731.0959999999" calcext:value-type="float">
            <text:p>82731,0959999999</text:p>
          </table:table-cell>
          <table:table-cell office:value-type="float" office:value="237699.7292" calcext:value-type="float">
            <text:p>237699,7292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618.0475000003" calcext:value-type="float">
            <text:p>82618,0475000003</text:p>
          </table:table-cell>
          <table:table-cell office:value-type="float" office:value="237704.664899999" calcext:value-type="float">
            <text:p>237704,664899999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029.5714999996" calcext:value-type="float">
            <text:p>81029,5714999996</text:p>
          </table:table-cell>
          <table:table-cell office:value-type="float" office:value="237698.148600001" calcext:value-type="float">
            <text:p>237698,148600001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82603.7970000003" calcext:value-type="float">
            <text:p>82603,7970000003</text:p>
          </table:table-cell>
          <table:table-cell office:value-type="float" office:value="237675.189099999" calcext:value-type="float">
            <text:p>237675,189099999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4124.4434000002" calcext:value-type="float">
            <text:p>84124,4434000002</text:p>
          </table:table-cell>
          <table:table-cell office:value-type="float" office:value="237626.1033" calcext:value-type="float">
            <text:p>237626,1033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612.1764000002" calcext:value-type="float">
            <text:p>82612,1764000002</text:p>
          </table:table-cell>
          <table:table-cell office:value-type="float" office:value="237656.6598" calcext:value-type="float">
            <text:p>237656,6598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82627.5394000001" calcext:value-type="float">
            <text:p>82627,5394000001</text:p>
          </table:table-cell>
          <table:table-cell office:value-type="float" office:value="237657.626499999" calcext:value-type="float">
            <text:p>237657,626499999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139.2744000005" calcext:value-type="float">
            <text:p>82139,2744000005</text:p>
          </table:table-cell>
          <table:table-cell office:value-type="float" office:value="237646.6468" calcext:value-type="float">
            <text:p>237646,6468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113.8776000002" calcext:value-type="float">
            <text:p>82113,8776000002</text:p>
          </table:table-cell>
          <table:table-cell office:value-type="float" office:value="237632.7469" calcext:value-type="float">
            <text:p>237632,7469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3599.1152999997" calcext:value-type="float">
            <text:p>83599,1152999997</text:p>
          </table:table-cell>
          <table:table-cell office:value-type="float" office:value="237623.455700001" calcext:value-type="float">
            <text:p>237623,455700001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120.8028999995" calcext:value-type="float">
            <text:p>82120,8028999995</text:p>
          </table:table-cell>
          <table:table-cell office:value-type="float" office:value="237609.795399999" calcext:value-type="float">
            <text:p>237609,795399999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973.8503" calcext:value-type="float">
            <text:p>77973,8503</text:p>
          </table:table-cell>
          <table:table-cell office:value-type="float" office:value="237593.033299999" calcext:value-type="float">
            <text:p>237593,033299999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86.0170999998" calcext:value-type="float">
            <text:p>82586,0170999998</text:p>
          </table:table-cell>
          <table:table-cell office:value-type="float" office:value="237578.082900001" calcext:value-type="float">
            <text:p>237578,082900001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70.0388000002" calcext:value-type="float">
            <text:p>82570,0388000002</text:p>
          </table:table-cell>
          <table:table-cell office:value-type="float" office:value="237571.590600001" calcext:value-type="float">
            <text:p>237571,590600001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54.0291999998" calcext:value-type="float">
            <text:p>82554,0291999998</text:p>
          </table:table-cell>
          <table:table-cell office:value-type="float" office:value="237565.0891" calcext:value-type="float">
            <text:p>237565,0891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2528.9572999999" calcext:value-type="float">
            <text:p>82528,9572999999</text:p>
          </table:table-cell>
          <table:table-cell office:value-type="float" office:value="237555.4528" calcext:value-type="float">
            <text:p>237555,4528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2512.6913000001" calcext:value-type="float">
            <text:p>82512,6913000001</text:p>
          </table:table-cell>
          <table:table-cell office:value-type="float" office:value="237548.8191" calcext:value-type="float">
            <text:p>237548,8191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00.4496999998" calcext:value-type="float">
            <text:p>82600,4496999998</text:p>
          </table:table-cell>
          <table:table-cell office:value-type="float" office:value="237542.3763" calcext:value-type="float">
            <text:p>237542,3763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2496.4353999998" calcext:value-type="float">
            <text:p>82496,4353999998</text:p>
          </table:table-cell>
          <table:table-cell office:value-type="float" office:value="237542.1845" calcext:value-type="float">
            <text:p>237542,1845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84.5387000004" calcext:value-type="float">
            <text:p>82584,5387000004</text:p>
          </table:table-cell>
          <table:table-cell office:value-type="float" office:value="237535.9135" calcext:value-type="float">
            <text:p>237535,9135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68.5045999996" calcext:value-type="float">
            <text:p>82568,5045999996</text:p>
          </table:table-cell>
          <table:table-cell office:value-type="float" office:value="237529.422599999" calcext:value-type="float">
            <text:p>237529,422599999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44.7120000003" calcext:value-type="float">
            <text:p>82544,7120000003</text:p>
          </table:table-cell>
          <table:table-cell office:value-type="float" office:value="237518.510299999" calcext:value-type="float">
            <text:p>237518,510299999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28.4493000004" calcext:value-type="float">
            <text:p>82528,4493000004</text:p>
          </table:table-cell>
          <table:table-cell office:value-type="float" office:value="237511.922700001" calcext:value-type="float">
            <text:p>237511,922700001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9865.3844999997" calcext:value-type="float">
            <text:p>79865,3844999997</text:p>
          </table:table-cell>
          <table:table-cell office:value-type="float" office:value="237517.8994" calcext:value-type="float">
            <text:p>237517,8994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614.6415999997" calcext:value-type="float">
            <text:p>82614,6415999997</text:p>
          </table:table-cell>
          <table:table-cell office:value-type="float" office:value="237509.3083" calcext:value-type="float">
            <text:p>237509,3083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12.1633000001" calcext:value-type="float">
            <text:p>82512,1633000001</text:p>
          </table:table-cell>
          <table:table-cell office:value-type="float" office:value="237505.339199999" calcext:value-type="float">
            <text:p>237505,339199999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599.7712000003" calcext:value-type="float">
            <text:p>82599,7712000003</text:p>
          </table:table-cell>
          <table:table-cell office:value-type="float" office:value="237502.553400001" calcext:value-type="float">
            <text:p>237502,553400001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0687.0071999999" calcext:value-type="float">
            <text:p>80687,0071999999</text:p>
          </table:table-cell>
          <table:table-cell office:value-type="float" office:value="237471.580499999" calcext:value-type="float">
            <text:p>237471,580499999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583.0708999997" calcext:value-type="float">
            <text:p>82583,0708999997</text:p>
          </table:table-cell>
          <table:table-cell office:value-type="float" office:value="237495.045600001" calcext:value-type="float">
            <text:p>237495,045600001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178.0217000004" calcext:value-type="float">
            <text:p>80178,0217000004</text:p>
          </table:table-cell>
          <table:table-cell office:value-type="float" office:value="237491.562200001" calcext:value-type="float">
            <text:p>237491,562200001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38.1580999997" calcext:value-type="float">
            <text:p>82538,1580999997</text:p>
          </table:table-cell>
          <table:table-cell office:value-type="float" office:value="237481.8399" calcext:value-type="float">
            <text:p>237481,8399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4010.6580999997" calcext:value-type="float">
            <text:p>84010,6580999997</text:p>
          </table:table-cell>
          <table:table-cell office:value-type="float" office:value="237441.825999999" calcext:value-type="float">
            <text:p>237441,825999999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542.5263" calcext:value-type="float">
            <text:p>82542,5263</text:p>
          </table:table-cell>
          <table:table-cell office:value-type="float" office:value="237469.449100001" calcext:value-type="float">
            <text:p>237469,449100001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78879.4533000002" calcext:value-type="float">
            <text:p>78879,4533000002</text:p>
          </table:table-cell>
          <table:table-cell office:value-type="float" office:value="237446.6381" calcext:value-type="float">
            <text:p>237446,6381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3997.3916999996" calcext:value-type="float">
            <text:p>83997,3916999996</text:p>
          </table:table-cell>
          <table:table-cell office:value-type="float" office:value="237408.383199999" calcext:value-type="float">
            <text:p>237408,383199999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4058.2780999998" calcext:value-type="float">
            <text:p>84058,2780999998</text:p>
          </table:table-cell>
          <table:table-cell office:value-type="float" office:value="237383.0119" calcext:value-type="float">
            <text:p>237383,0119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9325.6778999995" calcext:value-type="float">
            <text:p>79325,6778999995</text:p>
          </table:table-cell>
          <table:table-cell office:value-type="float" office:value="237391.0737" calcext:value-type="float">
            <text:p>237391,0737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130.3211000003" calcext:value-type="float">
            <text:p>80130,3211000003</text:p>
          </table:table-cell>
          <table:table-cell office:value-type="float" office:value="237383.738700001" calcext:value-type="float">
            <text:p>237383,738700001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092.3925999999" calcext:value-type="float">
            <text:p>82092,3925999999</text:p>
          </table:table-cell>
          <table:table-cell office:value-type="float" office:value="237289.5023" calcext:value-type="float">
            <text:p>237289,5023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557.2032000003" calcext:value-type="float">
            <text:p>81557,2032000003</text:p>
          </table:table-cell>
          <table:table-cell office:value-type="float" office:value="237292.3309" calcext:value-type="float">
            <text:p>237292,3309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535.4886999996" calcext:value-type="float">
            <text:p>81535,4886999996</text:p>
          </table:table-cell>
          <table:table-cell office:value-type="float" office:value="237286.0854" calcext:value-type="float">
            <text:p>237286,0854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044.4211999998" calcext:value-type="float">
            <text:p>82044,4211999998</text:p>
          </table:table-cell>
          <table:table-cell office:value-type="float" office:value="237245.9318" calcext:value-type="float">
            <text:p>237245,9318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4328.8306999998" calcext:value-type="float">
            <text:p>84328,8306999998</text:p>
          </table:table-cell>
          <table:table-cell office:value-type="float" office:value="237264.339400001" calcext:value-type="float">
            <text:p>237264,339400001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001.4577000001" calcext:value-type="float">
            <text:p>81001,4577000001</text:p>
          </table:table-cell>
          <table:table-cell office:value-type="float" office:value="237243.9869" calcext:value-type="float">
            <text:p>237243,9869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604.3003000002" calcext:value-type="float">
            <text:p>82604,3003000002</text:p>
          </table:table-cell>
          <table:table-cell office:value-type="float" office:value="237234.4504" calcext:value-type="float">
            <text:p>237234,4504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407.5877" calcext:value-type="float">
            <text:p>82407,5877</text:p>
          </table:table-cell>
          <table:table-cell office:value-type="float" office:value="237202.3994" calcext:value-type="float">
            <text:p>237202,3994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82862.6289999997" calcext:value-type="float">
            <text:p>82862,6289999997</text:p>
          </table:table-cell>
          <table:table-cell office:value-type="float" office:value="237155.198799999" calcext:value-type="float">
            <text:p>237155,198799999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679.7740000002" calcext:value-type="float">
            <text:p>79679,7740000002</text:p>
          </table:table-cell>
          <table:table-cell office:value-type="float" office:value="237140.567199999" calcext:value-type="float">
            <text:p>237140,567199999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330.5279000001" calcext:value-type="float">
            <text:p>81330,5279000001</text:p>
          </table:table-cell>
          <table:table-cell office:value-type="float" office:value="237077.2786" calcext:value-type="float">
            <text:p>237077,2786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46.3536" calcext:value-type="float">
            <text:p>77446,3536</text:p>
          </table:table-cell>
          <table:table-cell office:value-type="float" office:value="237075.488500001" calcext:value-type="float">
            <text:p>237075,488500001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1244.2456" calcext:value-type="float">
            <text:p>81244,2456</text:p>
          </table:table-cell>
          <table:table-cell office:value-type="float" office:value="237059.190199999" calcext:value-type="float">
            <text:p>237059,190199999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393.8995000003" calcext:value-type="float">
            <text:p>82393,8995000003</text:p>
          </table:table-cell>
          <table:table-cell office:value-type="float" office:value="237022.800100001" calcext:value-type="float">
            <text:p>237022,800100001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248.6189000001" calcext:value-type="float">
            <text:p>81248,6189000001</text:p>
          </table:table-cell>
          <table:table-cell office:value-type="float" office:value="237025.334000001" calcext:value-type="float">
            <text:p>237025,334000001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352.1829000004" calcext:value-type="float">
            <text:p>82352,1829000004</text:p>
          </table:table-cell>
          <table:table-cell office:value-type="float" office:value="237022.562999999" calcext:value-type="float">
            <text:p>237022,562999999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82325.2016000003" calcext:value-type="float">
            <text:p>82325,2016000003</text:p>
          </table:table-cell>
          <table:table-cell office:value-type="float" office:value="237027.324999999" calcext:value-type="float">
            <text:p>237027,324999999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76501.5028999997" calcext:value-type="float">
            <text:p>76501,5028999997</text:p>
          </table:table-cell>
          <table:table-cell office:value-type="float" office:value="237007.247500001" calcext:value-type="float">
            <text:p>237007,247500001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82311.1672999999" calcext:value-type="float">
            <text:p>82311,1672999999</text:p>
          </table:table-cell>
          <table:table-cell office:value-type="float" office:value="237016.841600001" calcext:value-type="float">
            <text:p>237016,841600001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82322.04" calcext:value-type="float">
            <text:p>82322,04</text:p>
          </table:table-cell>
          <table:table-cell office:value-type="float" office:value="237017.8379" calcext:value-type="float">
            <text:p>237017,8379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82318.8784999996" calcext:value-type="float">
            <text:p>82318,8784999996</text:p>
          </table:table-cell>
          <table:table-cell office:value-type="float" office:value="237008.3508" calcext:value-type="float">
            <text:p>237008,3508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82345.1722999997" calcext:value-type="float">
            <text:p>82345,1722999997</text:p>
          </table:table-cell>
          <table:table-cell office:value-type="float" office:value="237001.580499999" calcext:value-type="float">
            <text:p>237001,580499999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76557.0045999996" calcext:value-type="float">
            <text:p>76557,0045999996</text:p>
          </table:table-cell>
          <table:table-cell office:value-type="float" office:value="236999.7333" calcext:value-type="float">
            <text:p>236999,7333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2373.2948000003" calcext:value-type="float">
            <text:p>82373,2948000003</text:p>
          </table:table-cell>
          <table:table-cell office:value-type="float" office:value="236964.9388" calcext:value-type="float">
            <text:p>236964,9388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6394.1224999996" calcext:value-type="float">
            <text:p>76394,1224999996</text:p>
          </table:table-cell>
          <table:table-cell office:value-type="float" office:value="236949.1479" calcext:value-type="float">
            <text:p>236949,1479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2373.4046" calcext:value-type="float">
            <text:p>82373,4046</text:p>
          </table:table-cell>
          <table:table-cell office:value-type="float" office:value="236958.717900001" calcext:value-type="float">
            <text:p>236958,717900001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6567.1782999998" calcext:value-type="float">
            <text:p>76567,1782999998</text:p>
          </table:table-cell>
          <table:table-cell office:value-type="float" office:value="236942.322799999" calcext:value-type="float">
            <text:p>236942,322799999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80354.8525999999" calcext:value-type="float">
            <text:p>80354,8525999999</text:p>
          </table:table-cell>
          <table:table-cell office:value-type="float" office:value="236895.7488" calcext:value-type="float">
            <text:p>236895,7488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81168.4367000004" calcext:value-type="float">
            <text:p>81168,4367000004</text:p>
          </table:table-cell>
          <table:table-cell office:value-type="float" office:value="236841.4267" calcext:value-type="float">
            <text:p>236841,4267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81148.5005999999" calcext:value-type="float">
            <text:p>81148,5005999999</text:p>
          </table:table-cell>
          <table:table-cell office:value-type="float" office:value="236812.1502" calcext:value-type="float">
            <text:p>236812,1502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79286.1891000001" calcext:value-type="float">
            <text:p>79286,1891000001</text:p>
          </table:table-cell>
          <table:table-cell office:value-type="float" office:value="236791.628599999" calcext:value-type="float">
            <text:p>236791,628599999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81158.9738999996" calcext:value-type="float">
            <text:p>81158,9738999996</text:p>
          </table:table-cell>
          <table:table-cell office:value-type="float" office:value="236785.4899" calcext:value-type="float">
            <text:p>236785,4899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9419.6456000004" calcext:value-type="float">
            <text:p>79419,6456000004</text:p>
          </table:table-cell>
          <table:table-cell office:value-type="float" office:value="236753.1578" calcext:value-type="float">
            <text:p>236753,1578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268.4627" calcext:value-type="float">
            <text:p>82268,4627</text:p>
          </table:table-cell>
          <table:table-cell office:value-type="float" office:value="236762.5527" calcext:value-type="float">
            <text:p>236762,5527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356.1579999998" calcext:value-type="float">
            <text:p>79356,1579999998</text:p>
          </table:table-cell>
          <table:table-cell office:value-type="float" office:value="236751.0063" calcext:value-type="float">
            <text:p>236751,0063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79442.6206" calcext:value-type="float">
            <text:p>79442,6206</text:p>
          </table:table-cell>
          <table:table-cell office:value-type="float" office:value="236731.6501" calcext:value-type="float">
            <text:p>236731,6501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78138.3130000001" calcext:value-type="float">
            <text:p>78138,3130000001</text:p>
          </table:table-cell>
          <table:table-cell office:value-type="float" office:value="236586.8073" calcext:value-type="float">
            <text:p>236586,8073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8409.4474999998" calcext:value-type="float">
            <text:p>78409,4474999998</text:p>
          </table:table-cell>
          <table:table-cell office:value-type="float" office:value="236444.625700001" calcext:value-type="float">
            <text:p>236444,625700001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78336.4627" calcext:value-type="float">
            <text:p>78336,4627</text:p>
          </table:table-cell>
          <table:table-cell office:value-type="float" office:value="236480.358100001" calcext:value-type="float">
            <text:p>236480,358100001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6913.0826000003" calcext:value-type="float">
            <text:p>76913,0826000003</text:p>
          </table:table-cell>
          <table:table-cell office:value-type="float" office:value="236474.4038" calcext:value-type="float">
            <text:p>236474,4038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0113.8091000002" calcext:value-type="float">
            <text:p>80113,8091000002</text:p>
          </table:table-cell>
          <table:table-cell office:value-type="float" office:value="236417.931299999" calcext:value-type="float">
            <text:p>236417,931299999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79242.2017999999" calcext:value-type="float">
            <text:p>79242,2017999999</text:p>
          </table:table-cell>
          <table:table-cell office:value-type="float" office:value="236392.0888" calcext:value-type="float">
            <text:p>236392,0888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846.2254999997" calcext:value-type="float">
            <text:p>79846,2254999997</text:p>
          </table:table-cell>
          <table:table-cell office:value-type="float" office:value="236386.564999999" calcext:value-type="float">
            <text:p>236386,564999999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278.1200000001" calcext:value-type="float">
            <text:p>81278,1200000001</text:p>
          </table:table-cell>
          <table:table-cell office:value-type="float" office:value="236345.420700001" calcext:value-type="float">
            <text:p>236345,420700001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510.8130999999" calcext:value-type="float">
            <text:p>80510,8130999999</text:p>
          </table:table-cell>
          <table:table-cell office:value-type="float" office:value="236342.382300001" calcext:value-type="float">
            <text:p>236342,382300001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385.2498000003" calcext:value-type="float">
            <text:p>81385,2498000003</text:p>
          </table:table-cell>
          <table:table-cell office:value-type="float" office:value="236306.4877" calcext:value-type="float">
            <text:p>236306,4877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290.3098999998" calcext:value-type="float">
            <text:p>81290,3098999998</text:p>
          </table:table-cell>
          <table:table-cell office:value-type="float" office:value="236303.590399999" calcext:value-type="float">
            <text:p>236303,590399999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412.5323999999" calcext:value-type="float">
            <text:p>81412,5323999999</text:p>
          </table:table-cell>
          <table:table-cell office:value-type="float" office:value="236270.3038" calcext:value-type="float">
            <text:p>236270,3038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8450.4682" calcext:value-type="float">
            <text:p>78450,4682</text:p>
          </table:table-cell>
          <table:table-cell office:value-type="float" office:value="236255.034700001" calcext:value-type="float">
            <text:p>236255,034700001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8482.2959000003" calcext:value-type="float">
            <text:p>78482,2959000003</text:p>
          </table:table-cell>
          <table:table-cell office:value-type="float" office:value="236195.2596" calcext:value-type="float">
            <text:p>236195,2596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3382.3360000001" calcext:value-type="float">
            <text:p>83382,3360000001</text:p>
          </table:table-cell>
          <table:table-cell office:value-type="float" office:value="236201.323899999" calcext:value-type="float">
            <text:p>236201,323899999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401.7270999998" calcext:value-type="float">
            <text:p>81401,7270999998</text:p>
          </table:table-cell>
          <table:table-cell office:value-type="float" office:value="236189.143300001" calcext:value-type="float">
            <text:p>236189,143300001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931.0314999996" calcext:value-type="float">
            <text:p>82931,0314999996</text:p>
          </table:table-cell>
          <table:table-cell office:value-type="float" office:value="236094.9442" calcext:value-type="float">
            <text:p>236094,9442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79573.8232000005" calcext:value-type="float">
            <text:p>79573,8232000005</text:p>
          </table:table-cell>
          <table:table-cell office:value-type="float" office:value="236064.8222" calcext:value-type="float">
            <text:p>236064,8222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9029.3239000002" calcext:value-type="float">
            <text:p>79029,3239000002</text:p>
          </table:table-cell>
          <table:table-cell office:value-type="float" office:value="236048.678099999" calcext:value-type="float">
            <text:p>236048,678099999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79557.3271000003" calcext:value-type="float">
            <text:p>79557,3271000003</text:p>
          </table:table-cell>
          <table:table-cell office:value-type="float" office:value="236057.8236" calcext:value-type="float">
            <text:p>236057,8236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8996.9627999999" calcext:value-type="float">
            <text:p>78996,9627999999</text:p>
          </table:table-cell>
          <table:table-cell office:value-type="float" office:value="236051.936000001" calcext:value-type="float">
            <text:p>236051,936000001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60.1793" calcext:value-type="float">
            <text:p>77760,1793</text:p>
          </table:table-cell>
          <table:table-cell office:value-type="float" office:value="236056.134199999" calcext:value-type="float">
            <text:p>236056,134199999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70.0557000004" calcext:value-type="float">
            <text:p>77570,0557000004</text:p>
          </table:table-cell>
          <table:table-cell office:value-type="float" office:value="236038.158500001" calcext:value-type="float">
            <text:p>236038,158500001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81481.9698999999" calcext:value-type="float">
            <text:p>81481,9698999999</text:p>
          </table:table-cell>
          <table:table-cell office:value-type="float" office:value="236003.579600001" calcext:value-type="float">
            <text:p>236003,579600001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54.3019000003" calcext:value-type="float">
            <text:p>77554,3019000003</text:p>
          </table:table-cell>
          <table:table-cell office:value-type="float" office:value="236031.773" calcext:value-type="float">
            <text:p>236031,773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81561.5268999999" calcext:value-type="float">
            <text:p>81561,5268999999</text:p>
          </table:table-cell>
          <table:table-cell office:value-type="float" office:value="236017.2709" calcext:value-type="float">
            <text:p>236017,2709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71.6765000001" calcext:value-type="float">
            <text:p>77771,6765000001</text:p>
          </table:table-cell>
          <table:table-cell office:value-type="float" office:value="236027.9781" calcext:value-type="float">
            <text:p>236027,9781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38.5815000003" calcext:value-type="float">
            <text:p>77538,5815000003</text:p>
          </table:table-cell>
          <table:table-cell office:value-type="float" office:value="236025.452299999" calcext:value-type="float">
            <text:p>236025,452299999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53.7674000002" calcext:value-type="float">
            <text:p>77753,7674000002</text:p>
          </table:table-cell>
          <table:table-cell office:value-type="float" office:value="236026.1296" calcext:value-type="float">
            <text:p>236026,1296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682.3744999999" calcext:value-type="float">
            <text:p>80682,3744999999</text:p>
          </table:table-cell>
          <table:table-cell office:value-type="float" office:value="236033.4615" calcext:value-type="float">
            <text:p>236033,4615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27.8937999997" calcext:value-type="float">
            <text:p>77727,8937999997</text:p>
          </table:table-cell>
          <table:table-cell office:value-type="float" office:value="236023.4629" calcext:value-type="float">
            <text:p>236023,4629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9543.6441000002" calcext:value-type="float">
            <text:p>79543,6441000002</text:p>
          </table:table-cell>
          <table:table-cell office:value-type="float" office:value="235994.7042" calcext:value-type="float">
            <text:p>235994,7042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09.9737999998" calcext:value-type="float">
            <text:p>77709,9737999998</text:p>
          </table:table-cell>
          <table:table-cell office:value-type="float" office:value="236021.627699999" calcext:value-type="float">
            <text:p>236021,627699999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22.9205999998" calcext:value-type="float">
            <text:p>77522,9205999998</text:p>
          </table:table-cell>
          <table:table-cell office:value-type="float" office:value="236019.084799999" calcext:value-type="float">
            <text:p>236019,084799999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688.1277999999" calcext:value-type="float">
            <text:p>77688,1277999999</text:p>
          </table:table-cell>
          <table:table-cell office:value-type="float" office:value="236009.373600001" calcext:value-type="float">
            <text:p>236009,373600001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77415.1268999996" calcext:value-type="float">
            <text:p>77415,1268999996</text:p>
          </table:table-cell>
          <table:table-cell office:value-type="float" office:value="235990.569499999" calcext:value-type="float">
            <text:p>235990,569499999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77440.3046000004" calcext:value-type="float">
            <text:p>77440,3046000004</text:p>
          </table:table-cell>
          <table:table-cell office:value-type="float" office:value="235996.955499999" calcext:value-type="float">
            <text:p>235996,955499999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52.4265000001" calcext:value-type="float">
            <text:p>77552,4265000001</text:p>
          </table:table-cell>
          <table:table-cell office:value-type="float" office:value="235991.3726" calcext:value-type="float">
            <text:p>235991,3726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536.6853999998" calcext:value-type="float">
            <text:p>77536,6853999998</text:p>
          </table:table-cell>
          <table:table-cell office:value-type="float" office:value="235985.068399999" calcext:value-type="float">
            <text:p>235985,068399999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53.3075999999" calcext:value-type="float">
            <text:p>77753,3075999999</text:p>
          </table:table-cell>
          <table:table-cell office:value-type="float" office:value="235976.816299999" calcext:value-type="float">
            <text:p>235976,816299999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715.0104999999" calcext:value-type="float">
            <text:p>77715,0104999999</text:p>
          </table:table-cell>
          <table:table-cell office:value-type="float" office:value="235972.890799999" calcext:value-type="float">
            <text:p>235972,890799999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692.1223999998" calcext:value-type="float">
            <text:p>77692,1223999998</text:p>
          </table:table-cell>
          <table:table-cell office:value-type="float" office:value="235970.517100001" calcext:value-type="float">
            <text:p>235970,517100001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81606.1448999997" calcext:value-type="float">
            <text:p>81606,1448999997</text:p>
          </table:table-cell>
          <table:table-cell office:value-type="float" office:value="235966.6381" calcext:value-type="float">
            <text:p>235966,6381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77441.4187000003" calcext:value-type="float">
            <text:p>77441,4187000003</text:p>
          </table:table-cell>
          <table:table-cell office:value-type="float" office:value="235955.794199999" calcext:value-type="float">
            <text:p>235955,794199999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81439.5190000003" calcext:value-type="float">
            <text:p>81439,5190000003</text:p>
          </table:table-cell>
          <table:table-cell office:value-type="float" office:value="235929.4618" calcext:value-type="float">
            <text:p>235929,4618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81506.8300000001" calcext:value-type="float">
            <text:p>81506,8300000001</text:p>
          </table:table-cell>
          <table:table-cell office:value-type="float" office:value="235918.9352" calcext:value-type="float">
            <text:p>235918,9352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77689.3448999999" calcext:value-type="float">
            <text:p>77689,3448999999</text:p>
          </table:table-cell>
          <table:table-cell office:value-type="float" office:value="235915.6768" calcext:value-type="float">
            <text:p>235915,6768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77605.2451999998" calcext:value-type="float">
            <text:p>77605,2451999998</text:p>
          </table:table-cell>
          <table:table-cell office:value-type="float" office:value="235852.940300001" calcext:value-type="float">
            <text:p>235852,940300001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7655.6564999996" calcext:value-type="float">
            <text:p>77655,6564999996</text:p>
          </table:table-cell>
          <table:table-cell office:value-type="float" office:value="235851.661499999" calcext:value-type="float">
            <text:p>235851,661499999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8552.3806999996" calcext:value-type="float">
            <text:p>78552,3806999996</text:p>
          </table:table-cell>
          <table:table-cell office:value-type="float" office:value="235882.054500001" calcext:value-type="float">
            <text:p>235882,054500001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77407.8042000001" calcext:value-type="float">
            <text:p>77407,8042000001</text:p>
          </table:table-cell>
          <table:table-cell office:value-type="float" office:value="235874.4958" calcext:value-type="float">
            <text:p>235874,4958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7544.3406999996" calcext:value-type="float">
            <text:p>77544,3406999996</text:p>
          </table:table-cell>
          <table:table-cell office:value-type="float" office:value="235817.761700001" calcext:value-type="float">
            <text:p>235817,761700001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77714.9442999996" calcext:value-type="float">
            <text:p>77714,9442999996</text:p>
          </table:table-cell>
          <table:table-cell office:value-type="float" office:value="235833.598999999" calcext:value-type="float">
            <text:p>235833,598999999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607.8324999996" calcext:value-type="float">
            <text:p>81607,8324999996</text:p>
          </table:table-cell>
          <table:table-cell office:value-type="float" office:value="235800.0581" calcext:value-type="float">
            <text:p>235800,0581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77347.6964999996" calcext:value-type="float">
            <text:p>77347,6964999996</text:p>
          </table:table-cell>
          <table:table-cell office:value-type="float" office:value="235848.584899999" calcext:value-type="float">
            <text:p>235848,584899999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7306.9452" calcext:value-type="float">
            <text:p>77306,9452</text:p>
          </table:table-cell>
          <table:table-cell office:value-type="float" office:value="235810.477700001" calcext:value-type="float">
            <text:p>235810,477700001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81675.9123" calcext:value-type="float">
            <text:p>81675,9123</text:p>
          </table:table-cell>
          <table:table-cell office:value-type="float" office:value="235838.9191" calcext:value-type="float">
            <text:p>235838,9191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74.4254999999" calcext:value-type="float">
            <text:p>77474,4254999999</text:p>
          </table:table-cell>
          <table:table-cell office:value-type="float" office:value="235846.2651" calcext:value-type="float">
            <text:p>235846,2651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80.6948999995" calcext:value-type="float">
            <text:p>77480,6948999995</text:p>
          </table:table-cell>
          <table:table-cell office:value-type="float" office:value="235835.911" calcext:value-type="float">
            <text:p>235835,911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82.1140000001" calcext:value-type="float">
            <text:p>77482,1140000001</text:p>
          </table:table-cell>
          <table:table-cell office:value-type="float" office:value="235822.3607" calcext:value-type="float">
            <text:p>235822,3607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372.6381000001" calcext:value-type="float">
            <text:p>77372,6381000001</text:p>
          </table:table-cell>
          <table:table-cell office:value-type="float" office:value="235805.401000001" calcext:value-type="float">
            <text:p>235805,401000001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505.4603000004" calcext:value-type="float">
            <text:p>81505,4603000004</text:p>
          </table:table-cell>
          <table:table-cell office:value-type="float" office:value="235778.4893" calcext:value-type="float">
            <text:p>235778,4893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49.9480999997" calcext:value-type="float">
            <text:p>77449,9480999997</text:p>
          </table:table-cell>
          <table:table-cell office:value-type="float" office:value="235812.884199999" calcext:value-type="float">
            <text:p>235812,884199999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13.3507000003" calcext:value-type="float">
            <text:p>77413,3507000003</text:p>
          </table:table-cell>
          <table:table-cell office:value-type="float" office:value="235817.7238" calcext:value-type="float">
            <text:p>235817,7238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032.0152000003" calcext:value-type="float">
            <text:p>81032,0152000003</text:p>
          </table:table-cell>
          <table:table-cell office:value-type="float" office:value="235791.465600001" calcext:value-type="float">
            <text:p>235791,465600001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77417.6413000003" calcext:value-type="float">
            <text:p>77417,6413000003</text:p>
          </table:table-cell>
          <table:table-cell office:value-type="float" office:value="235800.9515" calcext:value-type="float">
            <text:p>235800,9515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478.3678000001" calcext:value-type="float">
            <text:p>77478,3678000001</text:p>
          </table:table-cell>
          <table:table-cell office:value-type="float" office:value="235773.9537" calcext:value-type="float">
            <text:p>235773,9537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164.6328999996" calcext:value-type="float">
            <text:p>77164,6328999996</text:p>
          </table:table-cell>
          <table:table-cell office:value-type="float" office:value="235766.806" calcext:value-type="float">
            <text:p>235766,806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77125.2982000001" calcext:value-type="float">
            <text:p>77125,2982000001</text:p>
          </table:table-cell>
          <table:table-cell office:value-type="float" office:value="235775.5516" calcext:value-type="float">
            <text:p>235775,5516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430.2867000001" calcext:value-type="float">
            <text:p>77430,2867000001</text:p>
          </table:table-cell>
          <table:table-cell office:value-type="float" office:value="235762.5656" calcext:value-type="float">
            <text:p>235762,5656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385.7089" calcext:value-type="float">
            <text:p>77385,7089</text:p>
          </table:table-cell>
          <table:table-cell office:value-type="float" office:value="235758.452299999" calcext:value-type="float">
            <text:p>235758,452299999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77086.3556000004" calcext:value-type="float">
            <text:p>77086,3556000004</text:p>
          </table:table-cell>
          <table:table-cell office:value-type="float" office:value="235766.0689" calcext:value-type="float">
            <text:p>235766,0689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039.5460000001" calcext:value-type="float">
            <text:p>81039,5460000001</text:p>
          </table:table-cell>
          <table:table-cell office:value-type="float" office:value="235754.7399" calcext:value-type="float">
            <text:p>235754,7399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77074.3026999999" calcext:value-type="float">
            <text:p>77074,3026999999</text:p>
          </table:table-cell>
          <table:table-cell office:value-type="float" office:value="235764.058700001" calcext:value-type="float">
            <text:p>235764,058700001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82812.8213" calcext:value-type="float">
            <text:p>82812,8213</text:p>
          </table:table-cell>
          <table:table-cell office:value-type="float" office:value="235648.659" calcext:value-type="float">
            <text:p>235648,659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77062.2441999996" calcext:value-type="float">
            <text:p>77062,2441999996</text:p>
          </table:table-cell>
          <table:table-cell office:value-type="float" office:value="235762.0473" calcext:value-type="float">
            <text:p>235762,0473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7119.9811000004" calcext:value-type="float">
            <text:p>77119,9811000004</text:p>
          </table:table-cell>
          <table:table-cell office:value-type="float" office:value="235751.553200001" calcext:value-type="float">
            <text:p>235751,553200001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77111.1424000002" calcext:value-type="float">
            <text:p>77111,1424000002</text:p>
          </table:table-cell>
          <table:table-cell office:value-type="float" office:value="235741.102" calcext:value-type="float">
            <text:p>235741,102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509.6150000002" calcext:value-type="float">
            <text:p>77509,6150000002</text:p>
          </table:table-cell>
          <table:table-cell office:value-type="float" office:value="235737.3769" calcext:value-type="float">
            <text:p>235737,3769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469.8880000003" calcext:value-type="float">
            <text:p>77469,8880000003</text:p>
          </table:table-cell>
          <table:table-cell office:value-type="float" office:value="235733.312899999" calcext:value-type="float">
            <text:p>235733,312899999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77424.0604999997" calcext:value-type="float">
            <text:p>77424,0604999997</text:p>
          </table:table-cell>
          <table:table-cell office:value-type="float" office:value="235720.3893" calcext:value-type="float">
            <text:p>235720,3893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1521.8432" calcext:value-type="float">
            <text:p>81521,8432</text:p>
          </table:table-cell>
          <table:table-cell office:value-type="float" office:value="235709.9803" calcext:value-type="float">
            <text:p>235709,9803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77504.1019000001" calcext:value-type="float">
            <text:p>77504,1019000001</text:p>
          </table:table-cell>
          <table:table-cell office:value-type="float" office:value="235716.1522" calcext:value-type="float">
            <text:p>235716,1522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77479.6997999996" calcext:value-type="float">
            <text:p>77479,6997999996</text:p>
          </table:table-cell>
          <table:table-cell office:value-type="float" office:value="235713.6361" calcext:value-type="float">
            <text:p>235713,6361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782.2246000003" calcext:value-type="float">
            <text:p>80782,2246000003</text:p>
          </table:table-cell>
          <table:table-cell office:value-type="float" office:value="235574.1073" calcext:value-type="float">
            <text:p>235574,1073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0464.1140999999" calcext:value-type="float">
            <text:p>80464,1140999999</text:p>
          </table:table-cell>
          <table:table-cell office:value-type="float" office:value="235418.988" calcext:value-type="float">
            <text:p>235418,988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439.9622" calcext:value-type="float">
            <text:p>80439,9622</text:p>
          </table:table-cell>
          <table:table-cell office:value-type="float" office:value="235419.3849" calcext:value-type="float">
            <text:p>235419,3849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423.7844000002" calcext:value-type="float">
            <text:p>80423,7844000002</text:p>
          </table:table-cell>
          <table:table-cell office:value-type="float" office:value="235385.3605" calcext:value-type="float">
            <text:p>235385,3605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7397.3322000001" calcext:value-type="float">
            <text:p>77397,3322000001</text:p>
          </table:table-cell>
          <table:table-cell office:value-type="float" office:value="235350.9219" calcext:value-type="float">
            <text:p>235350,9219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7480.9929999998" calcext:value-type="float">
            <text:p>77480,9929999998</text:p>
          </table:table-cell>
          <table:table-cell office:value-type="float" office:value="235355.123199999" calcext:value-type="float">
            <text:p>235355,123199999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8230.9314000001" calcext:value-type="float">
            <text:p>78230,9314000001</text:p>
          </table:table-cell>
          <table:table-cell office:value-type="float" office:value="235345.4692" calcext:value-type="float">
            <text:p>235345,4692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80738.5466999998" calcext:value-type="float">
            <text:p>80738,5466999998</text:p>
          </table:table-cell>
          <table:table-cell office:value-type="float" office:value="234969.791200001" calcext:value-type="float">
            <text:p>234969,791200001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435.9095999999" calcext:value-type="float">
            <text:p>77435,9095999999</text:p>
          </table:table-cell>
          <table:table-cell office:value-type="float" office:value="234944.4509" calcext:value-type="float">
            <text:p>234944,4509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77400.8284" calcext:value-type="float">
            <text:p>77400,8284</text:p>
          </table:table-cell>
          <table:table-cell office:value-type="float" office:value="234933.904899999" calcext:value-type="float">
            <text:p>234933,904899999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338.4424999999" calcext:value-type="float">
            <text:p>81338,4424999999</text:p>
          </table:table-cell>
          <table:table-cell office:value-type="float" office:value="234083.178099999" calcext:value-type="float">
            <text:p>234083,178099999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319.4689999996" calcext:value-type="float">
            <text:p>81319,4689999996</text:p>
          </table:table-cell>
          <table:table-cell office:value-type="float" office:value="233145.4804" calcext:value-type="float">
            <text:p>233145,4804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81288.1316" calcext:value-type="float">
            <text:p>81288,1316</text:p>
          </table:table-cell>
          <table:table-cell office:value-type="float" office:value="232906.803400001" calcext:value-type="float">
            <text:p>232906,803400001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81817.1074000001" calcext:value-type="float">
            <text:p>81817,1074000001</text:p>
          </table:table-cell>
          <table:table-cell office:value-type="float" office:value="232792.1691" calcext:value-type="float">
            <text:p>232792,1691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81854.0404000003" calcext:value-type="float">
            <text:p>81854,0404000003</text:p>
          </table:table-cell>
          <table:table-cell office:value-type="float" office:value="232813.5714" calcext:value-type="float">
            <text:p>232813,5714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82213.2237" calcext:value-type="float">
            <text:p>82213,2237</text:p>
          </table:table-cell>
          <table:table-cell office:value-type="float" office:value="232609.7381" calcext:value-type="float">
            <text:p>232609,7381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82822.8733000001" calcext:value-type="float">
            <text:p>82822,8733000001</text:p>
          </table:table-cell>
          <table:table-cell office:value-type="float" office:value="232645.274" calcext:value-type="float">
            <text:p>232645,274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591.3353000004" calcext:value-type="float">
            <text:p>81591,3353000004</text:p>
          </table:table-cell>
          <table:table-cell office:value-type="float" office:value="232558.349099999" calcext:value-type="float">
            <text:p>232558,349099999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604.2320999997" calcext:value-type="float">
            <text:p>81604,2320999997</text:p>
          </table:table-cell>
          <table:table-cell office:value-type="float" office:value="232548.026799999" calcext:value-type="float">
            <text:p>232548,026799999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617.0944999997" calcext:value-type="float">
            <text:p>81617,0944999997</text:p>
          </table:table-cell>
          <table:table-cell office:value-type="float" office:value="232537.6625" calcext:value-type="float">
            <text:p>232537,6625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82988.1942999996" calcext:value-type="float">
            <text:p>82988,1942999996</text:p>
          </table:table-cell>
          <table:table-cell office:value-type="float" office:value="232530.534700001" calcext:value-type="float">
            <text:p>232530,534700001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574.2869999995" calcext:value-type="float">
            <text:p>81574,2869999995</text:p>
          </table:table-cell>
          <table:table-cell office:value-type="float" office:value="232527.9652" calcext:value-type="float">
            <text:p>232527,9652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561.2468999997" calcext:value-type="float">
            <text:p>81561,2468999997</text:p>
          </table:table-cell>
          <table:table-cell office:value-type="float" office:value="232511.9254" calcext:value-type="float">
            <text:p>232511,9254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550.6908" calcext:value-type="float">
            <text:p>81550,6908</text:p>
          </table:table-cell>
          <table:table-cell office:value-type="float" office:value="232498.6098" calcext:value-type="float">
            <text:p>232498,6098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1593.3850999996" calcext:value-type="float">
            <text:p>81593,3850999996</text:p>
          </table:table-cell>
          <table:table-cell office:value-type="float" office:value="232453.7234" calcext:value-type="float">
            <text:p>232453,7234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81623.2050000001" calcext:value-type="float">
            <text:p>81623,2050000001</text:p>
          </table:table-cell>
          <table:table-cell office:value-type="float" office:value="232463.6205" calcext:value-type="float">
            <text:p>232463,6205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391.4539000001" calcext:value-type="float">
            <text:p>82391,4539000001</text:p>
          </table:table-cell>
          <table:table-cell office:value-type="float" office:value="232406.9539" calcext:value-type="float">
            <text:p>232406,9539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566.0451999996" calcext:value-type="float">
            <text:p>81566,0451999996</text:p>
          </table:table-cell>
          <table:table-cell office:value-type="float" office:value="232437.323100001" calcext:value-type="float">
            <text:p>232437,323100001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82586.8754000003" calcext:value-type="float">
            <text:p>82586,8754000003</text:p>
          </table:table-cell>
          <table:table-cell office:value-type="float" office:value="232230.6767" calcext:value-type="float">
            <text:p>232230,6767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83445.8404999999" calcext:value-type="float">
            <text:p>83445,8404999999</text:p>
          </table:table-cell>
          <table:table-cell office:value-type="float" office:value="231937.1598" calcext:value-type="float">
            <text:p>231937,1598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83347.7166999998" calcext:value-type="float">
            <text:p>83347,7166999998</text:p>
          </table:table-cell>
          <table:table-cell office:value-type="float" office:value="230981.327" calcext:value-type="float">
            <text:p>230981,327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0741.3387000002" calcext:value-type="float">
            <text:p>80741,3387000002</text:p>
          </table:table-cell>
          <table:table-cell office:value-type="float" office:value="231486.479900001" calcext:value-type="float">
            <text:p>231486,479900001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0607.2638999997" calcext:value-type="float">
            <text:p>80607,2638999997</text:p>
          </table:table-cell>
          <table:table-cell office:value-type="float" office:value="231463.841399999" calcext:value-type="float">
            <text:p>231463,841399999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82292.3009000001" calcext:value-type="float">
            <text:p>82292,3009000001</text:p>
          </table:table-cell>
          <table:table-cell office:value-type="float" office:value="231311.8782" calcext:value-type="float">
            <text:p>231311,8782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81335.9833000004" calcext:value-type="float">
            <text:p>81335,9833000004</text:p>
          </table:table-cell>
          <table:table-cell office:value-type="float" office:value="236189.5602" calcext:value-type="float">
            <text:p>236189,5602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351.3541000001" calcext:value-type="float">
            <text:p>81351,3541000001</text:p>
          </table:table-cell>
          <table:table-cell office:value-type="float" office:value="236133.3728" calcext:value-type="float">
            <text:p>236133,3728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81384.1575999996" calcext:value-type="float">
            <text:p>81384,1575999996</text:p>
          </table:table-cell>
          <table:table-cell office:value-type="float" office:value="236127.2991" calcext:value-type="float">
            <text:p>236127,2991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1064.5898000002" calcext:value-type="float">
            <text:p>81064,5898000002</text:p>
          </table:table-cell>
          <table:table-cell office:value-type="float" office:value="237451.2212" calcext:value-type="float">
            <text:p>237451,2212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0093.7825999996" calcext:value-type="float">
            <text:p>80093,7825999996</text:p>
          </table:table-cell>
          <table:table-cell office:value-type="float" office:value="236960.6708" calcext:value-type="float">
            <text:p>236960,6708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3672.0158000002" calcext:value-type="float">
            <text:p>83672,0158000002</text:p>
          </table:table-cell>
          <table:table-cell office:value-type="float" office:value="236856.521600001" calcext:value-type="float">
            <text:p>236856,521600001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0132.5251000002" calcext:value-type="float">
            <text:p>80132,5251000002</text:p>
          </table:table-cell>
          <table:table-cell office:value-type="float" office:value="236330.958699999" calcext:value-type="float">
            <text:p>236330,958699999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0135.3174000001" calcext:value-type="float">
            <text:p>80135,3174000001</text:p>
          </table:table-cell>
          <table:table-cell office:value-type="float" office:value="236313.1853" calcext:value-type="float">
            <text:p>236313,1853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79055.2670999998" calcext:value-type="float">
            <text:p>79055,2670999998</text:p>
          </table:table-cell>
          <table:table-cell office:value-type="float" office:value="235781.8551" calcext:value-type="float">
            <text:p>235781,8551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84317.5597999999" calcext:value-type="float">
            <text:p>84317,5597999999</text:p>
          </table:table-cell>
          <table:table-cell office:value-type="float" office:value="237080.718900001" calcext:value-type="float">
            <text:p>237080,718900001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84367.7325999998" calcext:value-type="float">
            <text:p>84367,7325999998</text:p>
          </table:table-cell>
          <table:table-cell office:value-type="float" office:value="237066.349300001" calcext:value-type="float">
            <text:p>237066,349300001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4280.7719000001" calcext:value-type="float">
            <text:p>84280,7719000001</text:p>
          </table:table-cell>
          <table:table-cell office:value-type="float" office:value="237049.1812" calcext:value-type="float">
            <text:p>237049,1812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84308.7533999998" calcext:value-type="float">
            <text:p>84308,7533999998</text:p>
          </table:table-cell>
          <table:table-cell office:value-type="float" office:value="237051.703" calcext:value-type="float">
            <text:p>237051,703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4294.8269999996" calcext:value-type="float">
            <text:p>84294,8269999996</text:p>
          </table:table-cell>
          <table:table-cell office:value-type="float" office:value="236923.2585" calcext:value-type="float">
            <text:p>236923,2585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83924.4415999996" calcext:value-type="float">
            <text:p>83924,4415999996</text:p>
          </table:table-cell>
          <table:table-cell office:value-type="float" office:value="237454.487299999" calcext:value-type="float">
            <text:p>237454,487299999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78460.9776999997" calcext:value-type="float">
            <text:p>78460,9776999997</text:p>
          </table:table-cell>
          <table:table-cell office:value-type="float" office:value="236502.8783" calcext:value-type="float">
            <text:p>236502,8783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8473.7311000004" calcext:value-type="float">
            <text:p>78473,7311000004</text:p>
          </table:table-cell>
          <table:table-cell office:value-type="float" office:value="236471.289100001" calcext:value-type="float">
            <text:p>236471,289100001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393.9205" calcext:value-type="float">
            <text:p>80393,9205</text:p>
          </table:table-cell>
          <table:table-cell office:value-type="float" office:value="235457.3084" calcext:value-type="float">
            <text:p>235457,3084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82587.4687000001" calcext:value-type="float">
            <text:p>82587,4687000001</text:p>
          </table:table-cell>
          <table:table-cell office:value-type="float" office:value="237441.015799999" calcext:value-type="float">
            <text:p>237441,015799999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3088.2607000005" calcext:value-type="float">
            <text:p>83088,2607000005</text:p>
          </table:table-cell>
          <table:table-cell office:value-type="float" office:value="237015.2634" calcext:value-type="float">
            <text:p>237015,2634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83112.2478999998" calcext:value-type="float">
            <text:p>83112,2478999998</text:p>
          </table:table-cell>
          <table:table-cell office:value-type="float" office:value="237013.5636" calcext:value-type="float">
            <text:p>237013,5636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83136.8015999999" calcext:value-type="float">
            <text:p>83136,8015999999</text:p>
          </table:table-cell>
          <table:table-cell office:value-type="float" office:value="237012.430299999" calcext:value-type="float">
            <text:p>237012,430299999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616.3032999998" calcext:value-type="float">
            <text:p>81616,3032999998</text:p>
          </table:table-cell>
          <table:table-cell office:value-type="float" office:value="235932.0638" calcext:value-type="float">
            <text:p>235932,0638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636.4921000004" calcext:value-type="float">
            <text:p>81636,4921000004</text:p>
          </table:table-cell>
          <table:table-cell office:value-type="float" office:value="235931.102399999" calcext:value-type="float">
            <text:p>235931,102399999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1689.9040999999" calcext:value-type="float">
            <text:p>81689,9040999999</text:p>
          </table:table-cell>
          <table:table-cell office:value-type="float" office:value="235790.249500001" calcext:value-type="float">
            <text:p>235790,249500001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81506.8113000002" calcext:value-type="float">
            <text:p>81506,8113000002</text:p>
          </table:table-cell>
          <table:table-cell office:value-type="float" office:value="238506.415200001" calcext:value-type="float">
            <text:p>238506,415200001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78941.1567000002" calcext:value-type="float">
            <text:p>78941,1567000002</text:p>
          </table:table-cell>
          <table:table-cell office:value-type="float" office:value="236174.222200001" calcext:value-type="float">
            <text:p>236174,222200001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78952.6458000001" calcext:value-type="float">
            <text:p>78952,6458000001</text:p>
          </table:table-cell>
          <table:table-cell office:value-type="float" office:value="236004.183599999" calcext:value-type="float">
            <text:p>236004,183599999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907.6336000003" calcext:value-type="float">
            <text:p>79907,6336000003</text:p>
          </table:table-cell>
          <table:table-cell office:value-type="float" office:value="236800.761" calcext:value-type="float">
            <text:p>236800,761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936.9697000002" calcext:value-type="float">
            <text:p>79936,9697000002</text:p>
          </table:table-cell>
          <table:table-cell office:value-type="float" office:value="236779.6117" calcext:value-type="float">
            <text:p>236779,6117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107.1870999997" calcext:value-type="float">
            <text:p>80107,1870999997</text:p>
          </table:table-cell>
          <table:table-cell office:value-type="float" office:value="236675.9121" calcext:value-type="float">
            <text:p>236675,9121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087.0612000003" calcext:value-type="float">
            <text:p>80087,0612000003</text:p>
          </table:table-cell>
          <table:table-cell office:value-type="float" office:value="236671.136499999" calcext:value-type="float">
            <text:p>236671,136499999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672.5937000001" calcext:value-type="float">
            <text:p>79672,5937000001</text:p>
          </table:table-cell>
          <table:table-cell office:value-type="float" office:value="237586.187899999" calcext:value-type="float">
            <text:p>237586,187899999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674.6884000003" calcext:value-type="float">
            <text:p>79674,6884000003</text:p>
          </table:table-cell>
          <table:table-cell office:value-type="float" office:value="237563.820599999" calcext:value-type="float">
            <text:p>237563,820599999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421.7136000004" calcext:value-type="float">
            <text:p>80421,7136000004</text:p>
          </table:table-cell>
          <table:table-cell office:value-type="float" office:value="236006.594900001" calcext:value-type="float">
            <text:p>236006,594900001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513.9134999998" calcext:value-type="float">
            <text:p>80513,9134999998</text:p>
          </table:table-cell>
          <table:table-cell office:value-type="float" office:value="237123.8409" calcext:value-type="float">
            <text:p>237123,8409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674.4168999996" calcext:value-type="float">
            <text:p>80674,4168999996</text:p>
          </table:table-cell>
          <table:table-cell office:value-type="float" office:value="237047.1413" calcext:value-type="float">
            <text:p>237047,1413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1216.7050999999" calcext:value-type="float">
            <text:p>81216,7050999999</text:p>
          </table:table-cell>
          <table:table-cell office:value-type="float" office:value="236617.134400001" calcext:value-type="float">
            <text:p>236617,134400001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81203.0481000002" calcext:value-type="float">
            <text:p>81203,0481000002</text:p>
          </table:table-cell>
          <table:table-cell office:value-type="float" office:value="236602.477600001" calcext:value-type="float">
            <text:p>236602,477600001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913.3003000002" calcext:value-type="float">
            <text:p>81913,3003000002</text:p>
          </table:table-cell>
          <table:table-cell office:value-type="float" office:value="237505.0462" calcext:value-type="float">
            <text:p>237505,0462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1938.3636999996" calcext:value-type="float">
            <text:p>81938,3636999996</text:p>
          </table:table-cell>
          <table:table-cell office:value-type="float" office:value="237469.1445" calcext:value-type="float">
            <text:p>237469,1445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83071.2352999998" calcext:value-type="float">
            <text:p>83071,2352999998</text:p>
          </table:table-cell>
          <table:table-cell office:value-type="float" office:value="236649.526799999" calcext:value-type="float">
            <text:p>236649,526799999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3120.5996000003" calcext:value-type="float">
            <text:p>83120,5996000003</text:p>
          </table:table-cell>
          <table:table-cell office:value-type="float" office:value="238688.75" calcext:value-type="float">
            <text:p>238688,75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363.2856999999" calcext:value-type="float">
            <text:p>82363,2856999999</text:p>
          </table:table-cell>
          <table:table-cell office:value-type="float" office:value="236783.2028" calcext:value-type="float">
            <text:p>236783,2028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2407.4959000004" calcext:value-type="float">
            <text:p>82407,4959000004</text:p>
          </table:table-cell>
          <table:table-cell office:value-type="float" office:value="236689.364499999" calcext:value-type="float">
            <text:p>236689,364499999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2773.6248000003" calcext:value-type="float">
            <text:p>82773,6248000003</text:p>
          </table:table-cell>
          <table:table-cell office:value-type="float" office:value="237774.591499999" calcext:value-type="float">
            <text:p>237774,591499999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76477.5888" calcext:value-type="float">
            <text:p>76477,5888</text:p>
          </table:table-cell>
          <table:table-cell office:value-type="float" office:value="236949.467900001" calcext:value-type="float">
            <text:p>236949,467900001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6502.4707000004" calcext:value-type="float">
            <text:p>76502,4707000004</text:p>
          </table:table-cell>
          <table:table-cell office:value-type="float" office:value="236950.120300001" calcext:value-type="float">
            <text:p>236950,120300001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76444.7598000001" calcext:value-type="float">
            <text:p>76444,7598000001</text:p>
          </table:table-cell>
          <table:table-cell office:value-type="float" office:value="236936.627" calcext:value-type="float">
            <text:p>236936,627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76522.1303000003" calcext:value-type="float">
            <text:p>76522,1303000003</text:p>
          </table:table-cell>
          <table:table-cell office:value-type="float" office:value="236895.156500001" calcext:value-type="float">
            <text:p>236895,156500001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76500.2896999996" calcext:value-type="float">
            <text:p>76500,2896999996</text:p>
          </table:table-cell>
          <table:table-cell office:value-type="float" office:value="236890.8814" calcext:value-type="float">
            <text:p>236890,8814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1397.2489" calcext:value-type="float">
            <text:p>81397,2489</text:p>
          </table:table-cell>
          <table:table-cell office:value-type="float" office:value="235765.508300001" calcext:value-type="float">
            <text:p>235765,508300001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81418.2481000004" calcext:value-type="float">
            <text:p>81418,2481000004</text:p>
          </table:table-cell>
          <table:table-cell office:value-type="float" office:value="235830.074999999" calcext:value-type="float">
            <text:p>235830,074999999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437.6155000003" calcext:value-type="float">
            <text:p>81437,6155000003</text:p>
          </table:table-cell>
          <table:table-cell office:value-type="float" office:value="235769.202199999" calcext:value-type="float">
            <text:p>235769,202199999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1398.1513" calcext:value-type="float">
            <text:p>81398,1513</text:p>
          </table:table-cell>
          <table:table-cell office:value-type="float" office:value="235823.123400001" calcext:value-type="float">
            <text:p>235823,123400001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1424.9652000004" calcext:value-type="float">
            <text:p>81424,9652000004</text:p>
          </table:table-cell>
          <table:table-cell office:value-type="float" office:value="235705.7576" calcext:value-type="float">
            <text:p>235705,7576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1490.4239999997" calcext:value-type="float">
            <text:p>81490,4239999997</text:p>
          </table:table-cell>
          <table:table-cell office:value-type="float" office:value="235696.1786" calcext:value-type="float">
            <text:p>235696,1786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81435.2001999998" calcext:value-type="float">
            <text:p>81435,2001999998</text:p>
          </table:table-cell>
          <table:table-cell office:value-type="float" office:value="235700.412699999" calcext:value-type="float">
            <text:p>235700,412699999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365.6989000002" calcext:value-type="float">
            <text:p>81365,6989000002</text:p>
          </table:table-cell>
          <table:table-cell office:value-type="float" office:value="236085.2904" calcext:value-type="float">
            <text:p>236085,2904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81325.3650000002" calcext:value-type="float">
            <text:p>81325,3650000002</text:p>
          </table:table-cell>
          <table:table-cell office:value-type="float" office:value="236081.0595" calcext:value-type="float">
            <text:p>236081,0595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1326.7752999999" calcext:value-type="float">
            <text:p>81326,7752999999</text:p>
          </table:table-cell>
          <table:table-cell office:value-type="float" office:value="236065.546499999" calcext:value-type="float">
            <text:p>236065,546499999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81962.4533000002" calcext:value-type="float">
            <text:p>81962,4533000002</text:p>
          </table:table-cell>
          <table:table-cell office:value-type="float" office:value="232738.254799999" calcext:value-type="float">
            <text:p>232738,254799999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82636.8221000005" calcext:value-type="float">
            <text:p>82636,8221000005</text:p>
          </table:table-cell>
          <table:table-cell office:value-type="float" office:value="232306.339500001" calcext:value-type="float">
            <text:p>232306,339500001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78907.6593000004" calcext:value-type="float">
            <text:p>78907,6593000004</text:p>
          </table:table-cell>
          <table:table-cell office:value-type="float" office:value="236710.1428" calcext:value-type="float">
            <text:p>236710,1428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80651.8015000001" calcext:value-type="float">
            <text:p>80651,8015000001</text:p>
          </table:table-cell>
          <table:table-cell office:value-type="float" office:value="236324.882999999" calcext:value-type="float">
            <text:p>236324,882999999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80050.0632999996" calcext:value-type="float">
            <text:p>80050,0632999996</text:p>
          </table:table-cell>
          <table:table-cell office:value-type="float" office:value="236341.2183" calcext:value-type="float">
            <text:p>236341,2183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81533.1557" calcext:value-type="float">
            <text:p>81533,1557</text:p>
          </table:table-cell>
          <table:table-cell office:value-type="float" office:value="237388.674699999" calcext:value-type="float">
            <text:p>237388,674699999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83542.8251999998" calcext:value-type="float">
            <text:p>83542,8251999998</text:p>
          </table:table-cell>
          <table:table-cell office:value-type="float" office:value="238336.484099999" calcext:value-type="float">
            <text:p>238336,484099999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79135.0199999996" calcext:value-type="float">
            <text:p>79135,0199999996</text:p>
          </table:table-cell>
          <table:table-cell office:value-type="float" office:value="235954.9734" calcext:value-type="float">
            <text:p>235954,9734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81826.3295" calcext:value-type="float">
            <text:p>81826,3295</text:p>
          </table:table-cell>
          <table:table-cell office:value-type="float" office:value="238145.567199999" calcext:value-type="float">
            <text:p>238145,567199999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235.8453000002" calcext:value-type="float">
            <text:p>80235,8453000002</text:p>
          </table:table-cell>
          <table:table-cell office:value-type="float" office:value="236590.0823" calcext:value-type="float">
            <text:p>236590,0823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75360.5384" calcext:value-type="float">
            <text:p>75360,5384</text:p>
          </table:table-cell>
          <table:table-cell office:value-type="float" office:value="236401.628699999" calcext:value-type="float">
            <text:p>236401,628699999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76782.9988000002" calcext:value-type="float">
            <text:p>76782,9988000002</text:p>
          </table:table-cell>
          <table:table-cell office:value-type="float" office:value="235560.0745" calcext:value-type="float">
            <text:p>235560,0745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75289.0820000004" calcext:value-type="float">
            <text:p>75289,0820000004</text:p>
          </table:table-cell>
          <table:table-cell office:value-type="float" office:value="236752.268300001" calcext:value-type="float">
            <text:p>236752,268300001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4130.8657999998" calcext:value-type="float">
            <text:p>84130,8657999998</text:p>
          </table:table-cell>
          <table:table-cell office:value-type="float" office:value="236819.894200001" calcext:value-type="float">
            <text:p>236819,894200001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647.3300000001" calcext:value-type="float">
            <text:p>81647,3300000001</text:p>
          </table:table-cell>
          <table:table-cell office:value-type="float" office:value="232572.347200001" calcext:value-type="float">
            <text:p>232572,347200001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619.6971000005" calcext:value-type="float">
            <text:p>81619,6971000005</text:p>
          </table:table-cell>
          <table:table-cell office:value-type="float" office:value="232591.3313" calcext:value-type="float">
            <text:p>232591,3313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1633.7648" calcext:value-type="float">
            <text:p>81633,7648</text:p>
          </table:table-cell>
          <table:table-cell office:value-type="float" office:value="232581.485400001" calcext:value-type="float">
            <text:p>232581,485400001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82900.0542000001" calcext:value-type="float">
            <text:p>82900,0542000001</text:p>
          </table:table-cell>
          <table:table-cell office:value-type="float" office:value="232657.353800001" calcext:value-type="float">
            <text:p>232657,353800001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2652.2618000004" calcext:value-type="float">
            <text:p>82652,2618000004</text:p>
          </table:table-cell>
          <table:table-cell office:value-type="float" office:value="237415.8946" calcext:value-type="float">
            <text:p>237415,8946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19.1836999999" calcext:value-type="float">
            <text:p>82619,1836999999</text:p>
          </table:table-cell>
          <table:table-cell office:value-type="float" office:value="237472.753" calcext:value-type="float">
            <text:p>237472,753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95.8685999997" calcext:value-type="float">
            <text:p>82695,8685999997</text:p>
          </table:table-cell>
          <table:table-cell office:value-type="float" office:value="237471.311100001" calcext:value-type="float">
            <text:p>237471,311100001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79.5774999997" calcext:value-type="float">
            <text:p>82679,5774999997</text:p>
          </table:table-cell>
          <table:table-cell office:value-type="float" office:value="237500.275" calcext:value-type="float">
            <text:p>237500,275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61.9996999996" calcext:value-type="float">
            <text:p>82661,9996999996</text:p>
          </table:table-cell>
          <table:table-cell office:value-type="float" office:value="237491.7141" calcext:value-type="float">
            <text:p>237491,7141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46.2887000004" calcext:value-type="float">
            <text:p>82646,2887000004</text:p>
          </table:table-cell>
          <table:table-cell office:value-type="float" office:value="237484.100400001" calcext:value-type="float">
            <text:p>237484,100400001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82696.4400000004" calcext:value-type="float">
            <text:p>82696,4400000004</text:p>
          </table:table-cell>
          <table:table-cell office:value-type="float" office:value="237509.3225" calcext:value-type="float">
            <text:p>237509,3225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84296.9119999995" calcext:value-type="float">
            <text:p>84296,9119999995</text:p>
          </table:table-cell>
          <table:table-cell office:value-type="float" office:value="237332.3182" calcext:value-type="float">
            <text:p>237332,3182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4270.6040000003" calcext:value-type="float">
            <text:p>84270,6040000003</text:p>
          </table:table-cell>
          <table:table-cell office:value-type="float" office:value="236329.305299999" calcext:value-type="float">
            <text:p>236329,305299999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79145.9625000004" calcext:value-type="float">
            <text:p>79145,9625000004</text:p>
          </table:table-cell>
          <table:table-cell office:value-type="float" office:value="241504.1676" calcext:value-type="float">
            <text:p>241504,1676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0762.4857000001" calcext:value-type="float">
            <text:p>80762,4857000001</text:p>
          </table:table-cell>
          <table:table-cell office:value-type="float" office:value="238023.2985" calcext:value-type="float">
            <text:p>238023,2985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79949.8711000001" calcext:value-type="float">
            <text:p>79949,8711000001</text:p>
          </table:table-cell>
          <table:table-cell office:value-type="float" office:value="236080.226299999" calcext:value-type="float">
            <text:p>236080,226299999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940.8344999999" calcext:value-type="float">
            <text:p>79940,8344999999</text:p>
          </table:table-cell>
          <table:table-cell office:value-type="float" office:value="236095.590600001" calcext:value-type="float">
            <text:p>236095,590600001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844.3074000003" calcext:value-type="float">
            <text:p>81844,3074000003</text:p>
          </table:table-cell>
          <table:table-cell office:value-type="float" office:value="235695.304199999" calcext:value-type="float">
            <text:p>235695,304199999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914.4568999996" calcext:value-type="float">
            <text:p>81914,4568999996</text:p>
          </table:table-cell>
          <table:table-cell office:value-type="float" office:value="235713.827400001" calcext:value-type="float">
            <text:p>235713,827400001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81988.0676999995" calcext:value-type="float">
            <text:p>81988,0676999995</text:p>
          </table:table-cell>
          <table:table-cell office:value-type="float" office:value="235729.1106" calcext:value-type="float">
            <text:p>235729,1106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1330.5389999999" calcext:value-type="float">
            <text:p>81330,5389999999</text:p>
          </table:table-cell>
          <table:table-cell office:value-type="float" office:value="236208.1305" calcext:value-type="float">
            <text:p>236208,1305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81327.2931000004" calcext:value-type="float">
            <text:p>81327,2931000004</text:p>
          </table:table-cell>
          <table:table-cell office:value-type="float" office:value="236221.8312" calcext:value-type="float">
            <text:p>236221,8312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2199.1442" calcext:value-type="float">
            <text:p>82199,1442</text:p>
          </table:table-cell>
          <table:table-cell office:value-type="float" office:value="238146.0767" calcext:value-type="float">
            <text:p>238146,0767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83143.0422999999" calcext:value-type="float">
            <text:p>83143,0422999999</text:p>
          </table:table-cell>
          <table:table-cell office:value-type="float" office:value="236246.5416" calcext:value-type="float">
            <text:p>236246,5416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80449.9622999998" calcext:value-type="float">
            <text:p>80449,9622999998</text:p>
          </table:table-cell>
          <table:table-cell office:value-type="float" office:value="237130.465399999" calcext:value-type="float">
            <text:p>237130,465399999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9376.9293999998" calcext:value-type="float">
            <text:p>79376,9293999998</text:p>
          </table:table-cell>
          <table:table-cell office:value-type="float" office:value="236724.2096" calcext:value-type="float">
            <text:p>236724,2096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78775.2757999999" calcext:value-type="float">
            <text:p>78775,2757999999</text:p>
          </table:table-cell>
          <table:table-cell office:value-type="float" office:value="236664.341499999" calcext:value-type="float">
            <text:p>236664,341499999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6:47.901000000</dc:date>
    <meta:editing-duration>PT4M47S</meta:editing-duration>
    <meta:editing-cycles>1</meta:editing-cycles>
    <meta:document-statistic meta:table-count="1" meta:cell-count="3087" meta:object-count="0"/>
    <meta:generator>LibreOffice/6.2.0.3$Windows_X86_64 LibreOffice_project/98c6a8a1c6c7b144ce3cc729e34964b47ce25d62</meta:generator>
  </office:meta>
</office:document-meta>
</file>